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21B6EE94CBDC285B93B.png" manifest:media-type="image/png"/>
  <manifest:file-entry manifest:full-path="Pictures/100002010000018200000183FA0C90EA22554708.png" manifest:media-type="image/png"/>
  <manifest:file-entry manifest:full-path="Pictures/10000201000001B0000001ACD3AE929240CAD7E4.png" manifest:media-type="image/png"/>
  <manifest:file-entry manifest:full-path="Pictures/10000201000001820000018234BFA4E8C649CE1A.png" manifest:media-type="image/png"/>
  <manifest:file-entry manifest:full-path="Pictures/100002010000021B0000021B282732E38D76C064.png" manifest:media-type="image/png"/>
  <manifest:file-entry manifest:full-path="Pictures/10000201000001670000016CADCEF760DB6D0BCE.png" manifest:media-type="image/png"/>
  <manifest:file-entry manifest:full-path="Pictures/1000020100000200000002007C872B7EBAC57D42.png" manifest:media-type="image/png"/>
  <manifest:file-entry manifest:full-path="Pictures/1000020100000173000001733A696FDFABD68BEE.png" manifest:media-type="image/png"/>
  <manifest:file-entry manifest:full-path="Pictures/10000201000001880000016F0C48CC248D4A5F6A.png" manifest:media-type="image/png"/>
  <manifest:file-entry manifest:full-path="Pictures/10000201000002000000020015EF98FC9795832F.png" manifest:media-type="image/png"/>
  <manifest:file-entry manifest:full-path="Pictures/10000201000001820000016E9B9EA84E7B777F18.png" manifest:media-type="image/png"/>
  <manifest:file-entry manifest:full-path="Pictures/1000020100000400000001EA916665F52C9C7D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opacity="0%" draw:textarea-horizontal-align="justify" draw:textarea-vertical-align="top" draw:auto-grow-height="false" fo:min-height="4.156cm" fo:min-width="3.906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.106cm" draw:marker-start-width="0.359cm" draw:marker-end-width="0.359cm" draw:fill="none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-width="0.359cm" draw:marker-end-width="0.359cm" draw:opacity="0%" draw:textarea-horizontal-align="justify" draw:textarea-vertical-align="top" draw:auto-grow-height="false" fo:min-height="9.156cm" fo:min-width="3.906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28cm" svg:stroke-color="#ffffff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2.47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2a6099" draw:opacity="15%" draw:textarea-horizontal-align="justify" draw:textarea-vertical-align="middle" draw:auto-grow-height="false" fo:min-height="0.584cm" fo:min-width="0.05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8cm" draw:marker-end-width="0.28cm" svg:stroke-opacity="100%" draw:fill-color="#3465a4" draw:opacity="30%" draw:textarea-horizontal-align="justify" draw:textarea-vertical-align="middle" draw:auto-grow-height="false" fo:min-height="1.098cm" fo:min-width="0.266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draw:marker-start-width="0.28cm" draw:marker-end-width="0.28cm" draw:fill-color="#3465a4" draw:opacity="30%" draw:textarea-horizontal-align="justify" draw:textarea-vertical-align="middle" draw:auto-grow-height="false" fo:min-height="1.098cm" fo:min-width="0.266cm" fo:padding-top="0.152cm" fo:padding-bottom="0.152cm" fo:padding-left="0.277cm" fo:padding-right="0.277cm"/>
    </style:style>
    <style:style style:name="gr11" style:family="graphic" style:parent-style-name="standard">
      <style:graphic-properties svg:stroke-width="0.106cm" draw:marker-start-width="0.358cm" draw:marker-end-width="0.358cm" draw:fill-color="#729fcf" draw:opacity="0%" draw:textarea-horizontal-align="justify" draw:textarea-vertical-align="top" draw:auto-grow-height="false" fo:min-height="9.158cm" fo:min-width="3.908cm" fo:padding-top="0.177cm" fo:padding-bottom="0.177cm" fo:padding-left="0.302cm" fo:padding-right="0.302cm"/>
      <style:paragraph-properties style:writing-mode="lr-tb"/>
    </style:style>
    <style:style style:name="gr12" style:family="graphic" style:parent-style-name="standard">
      <style:graphic-properties svg:stroke-width="0.053cm" draw:marker-start-width="0.28cm" draw:marker-end-width="0.28cm" draw:fill-color="#3465a4" draw:opacity="15%" draw:textarea-horizontal-align="justify" draw:textarea-vertical-align="middle" draw:auto-grow-height="false" fo:min-height="0.418cm" fo:min-width="3.368cm" fo:padding-top="0.152cm" fo:padding-bottom="0.152cm" fo:padding-left="0.277cm" fo:padding-right="0.277cm"/>
      <style:paragraph-properties style:writing-mode="lr-tb"/>
    </style:style>
    <style:style style:name="gr13" style:family="graphic" style:parent-style-name="standard" style:list-style-name="L1">
      <style:graphic-properties svg:stroke-width="0.053cm" draw:marker-start-width="0.28cm" draw:marker-end-width="0.28cm" draw:fill-color="#3465a4" draw:opacity="15%" draw:textarea-horizontal-align="justify" draw:textarea-vertical-align="middle" draw:auto-grow-height="false" fo:min-height="0.418cm" fo:min-width="3.368cm" fo:padding-top="0.152cm" fo:padding-bottom="0.152cm" fo:padding-left="0.277cm" fo:padding-right="0.277cm"/>
      <style:paragraph-properties style:writing-mode="lr-tb"/>
    </style:style>
    <style:style style:name="gr14" style:family="graphic" style:parent-style-name="standard">
      <style:graphic-properties svg:stroke-width="0.053cm" draw:marker-start-width="0.28cm" draw:marker-end-width="0.28cm" draw:fill-color="#2a6099" draw:opacity="15%" draw:textarea-horizontal-align="justify" draw:textarea-vertical-align="middle" draw:auto-grow-height="false" fo:min-height="0.463cm" fo:min-width="0.051cm" fo:padding-top="0.152cm" fo:padding-bottom="0.152cm" fo:padding-left="0.277cm" fo:padding-right="0.277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opacity="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erif Condens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>
      <loext:graphic-properties draw:fill-color="#2a6099" draw:opacity="15%"/>
      <style:paragraph-properties fo:text-align="center"/>
    </style:style>
    <style:style style:name="P9" style:family="paragraph">
      <loext:graphic-properties draw:fill-color="#3465a4" draw:opacity="30%"/>
      <style:paragraph-properties fo:text-align="center"/>
    </style:style>
    <style:style style:name="P10" style:family="paragraph"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11" style:family="paragraph">
      <loext:graphic-properties draw:fill-color="#729fcf" draw:opacity="0%"/>
      <style:paragraph-properties fo:text-align="center" style:writing-mode="lr-tb"/>
      <style:text-properties fo:font-weight="bold" fo:background-color="transparent" style:font-weight-asian="bold" style:font-weight-complex="bold"/>
    </style:style>
    <style:style style:name="P12" style:family="paragraph"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loext:graphic-properties draw:fill-color="#3465a4" draw:opacity="15%"/>
      <style:paragraph-properties fo:text-align="center" style:writing-mode="lr-tb"/>
      <style:text-properties fo:font-size="15pt" style:font-size-asian="15pt" style:font-size-complex="15pt"/>
    </style:style>
    <style:style style:name="P14" style:family="paragraph">
      <style:paragraph-properties fo:margin-left="0cm" fo:margin-right="0cm" fo:text-align="center" fo:text-indent="0cm" style:writing-mode="lr-tb"/>
      <style:text-properties style:font-name="Liberation Sans" fo:font-size="15pt" style:letter-kerning="true" style:font-name-asian="Noto Sans CJK SC" style:font-size-asian="15pt" style:font-name-complex="Lohit Devanagari" style:font-size-complex="15pt"/>
    </style:style>
    <style:style style:name="P15" style:family="paragraph">
      <loext:graphic-properties draw:fill-color="#3465a4" draw:opacity="15%"/>
      <style:paragraph-properties fo:margin-left="0cm" fo:margin-right="0cm" fo:text-align="center" fo:text-indent="0cm" style:writing-mode="lr-tb"/>
      <style:text-properties style:font-name="Liberation Sans" fo:font-size="15pt" style:letter-kerning="true" style:font-name-asian="Noto Sans CJK SC" style:font-size-asian="15pt" style:font-name-complex="Lohit Devanagari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erif Condens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font-name="Liberation Sans" fo:font-size="15pt" style:letter-kerning="true" style:font-name-asian="Noto Sans CJK SC" style:font-size-asian="15pt" style:font-name-complex="Lohit Devanagari" style:font-size-complex="15pt"/>
    </style:style>
    <style:style style:name="T6" style:family="text">
      <style:text-properties style:text-position="33% 58%" fo:font-size="15pt" fo:font-weight="bold" style:font-size-asian="15pt" style:font-weight-asian="bold" style:font-size-complex="15pt" style:font-weight-complex="bold"/>
    </style:style>
    <style:style style:name="T7" style:family="text">
      <style:text-properties style:text-position="0% 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cm" svg:height="5cm" svg:x="19.7cm" svg:y="2.7cm">
            <text:p text:style-name="P1"><text:span text:style-name="T1">Model train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4.623cm" svg:height="2.212cm" svg:x="19.889cm" svg:y="4.334cm">
            <draw:image xlink:href="Pictures/1000020100000400000001EA916665F52C9C7D81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2" draw:layer="layout" svg:width="5cm" svg:height="10cm" svg:x="26.2cm" svg:y="0.2cm">
            <text:p text:style-name="P1"><text:span text:style-name="T1">Interpretability </text:span></text:p>
            <text:p text:style-name="P1"><text:span text:style-name="T1">Metho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" draw:text-style-name="P4" draw:layer="layout" svg:width="1.845cm" svg:height="1.843cm" svg:x="26.856cm" svg:y="6.208cm">
              <draw:image xlink:href="Pictures/10000201000001820000016E9B9EA84E7B777F18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1.843cm" svg:height="1.843cm" svg:x="28.701cm" svg:y="6.208cm">
              <draw:image xlink:href="Pictures/10000201000001880000016F0C48CC248D4A5F6A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1.845cm" svg:height="1.845cm" svg:x="26.856cm" svg:y="8.051cm">
              <draw:image xlink:href="Pictures/1000020100000173000001733A696FDFABD68BEE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1.843cm" svg:height="1.845cm" svg:x="28.701cm" svg:y="8.051cm">
              <draw:image xlink:href="Pictures/10000201000001670000016CADCEF760DB6D0BCE.png" xlink:type="simple" xlink:show="embed" xlink:actuate="onLoad" loext:mime-type="image/png">
                <text:p/>
              </draw:image>
            </draw:frame>
          </draw:g>
          <draw:frame draw:style-name="gr5" draw:text-style-name="P5" draw:layer="layout" svg:width="0.875cm" svg:height="0.962cm" svg:x="28.263cm" svg:y="3.627cm">
            <draw:text-box>
              <text:p>+</text:p>
            </draw:text-box>
          </draw:frame>
          <draw:g>
            <draw:frame draw:style-name="gr4" draw:text-style-name="P4" draw:layer="layout" svg:width="1.374cm" svg:height="1.405cm" svg:x="26.362cm" svg:y="2.166cm">
              <draw:image xlink:href="Pictures/100002010000021B0000021B282732E38D76C064.png" xlink:type="simple" xlink:show="embed" xlink:actuate="onLoad" loext:mime-type="image/png">
                <text:p/>
              </draw:image>
            </draw:frame>
            <draw:frame draw:style-name="gr6" draw:text-style-name="P4" draw:layer="layout" svg:width="3.591cm" svg:height="1.718cm" svg:x="27.549cm" svg:y="2.025cm">
              <draw:image xlink:href="Pictures/1000020100000400000001EA916665F52C9C7D81.png" xlink:type="simple" xlink:show="embed" xlink:actuate="onLoad" loext:mime-type="image/png">
                <text:p/>
              </draw:image>
            </draw:frame>
          </draw:g>
          <draw:frame draw:style-name="gr7" draw:text-style-name="P7" draw:layer="layout" svg:width="2.97cm" svg:height="0.836cm" svg:x="27.224cm" svg:y="4.165cm">
            <draw:text-box>
              <text:p text:style-name="P6"><text:span text:style-name="T2">VarGra IG</text:span></text:p>
            </draw:text-box>
          </draw:frame>
          <draw:custom-shape draw:style-name="gr8" draw:text-style-name="P8" draw:layer="layout" svg:width="1.419cm" svg:height="1.097cm" svg:x="27.991cm" svg:y="4.943cm">
            <text:p/>
            <draw:enhanced-geometry svg:viewBox="0 0 21600 21600" draw:mirror-horizontal="false" draw:mirror-vertical="false" draw:text-areas="?f0 0 ?f2 ?f5" draw:type="down-arrow" draw:modifiers="11811.1723052714 6204.8204623708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9" draw:text-style-name="P9" draw:layer="layout" svg:width="1.1cm" svg:height="2.794cm" svg:x="5.4cm" svg:y="3.803cm">
          <text:p/>
          <draw:enhanced-geometry svg:viewBox="0 0 21600 21600" draw:mirror-horizontal="false" draw:mirror-vertical="false" draw:text-areas="0 ?f0 ?f5 ?f2" draw:type="right-arrow" draw:modifiers="10611.1888111888 5386.475849731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1cm" svg:height="2.794cm" svg:x="11.9cm" svg:y="3.803cm">
          <text:p/>
          <draw:enhanced-geometry svg:viewBox="0 0 21600 21600" draw:text-areas="0 ?f0 ?f5 ?f2" draw:type="right-arrow" draw:modifiers="10611.1888111888 5386.475849731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1cm" svg:height="2.794cm" svg:x="24.9cm" svg:y="3.803cm">
          <text:p/>
          <draw:enhanced-geometry svg:viewBox="0 0 21600 21600" draw:mirror-horizontal="false" draw:mirror-vertical="false" draw:text-areas="0 ?f0 ?f5 ?f2" draw:type="right-arrow" draw:modifiers="10611.1888111888 5386.475849731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" draw:text-style-name="P11" draw:layer="layout" svg:width="5cm" svg:height="10cm" svg:x="0.2cm" svg:y="0.2cm">
            <text:p text:style-name="P10"><text:span text:style-name="T3">Raw data </text:span></text:p>
            <text:p text:style-name="P10"><text:span text:style-name="T3">process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4" draw:text-style-name="P4" draw:layer="layout" svg:width="2.321cm" svg:height="2.321cm" svg:x="0.41cm" svg:y="6.126cm">
              <draw:image xlink:href="Pictures/10000201000001820000018234BFA4E8C649CE1A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2.321cm" svg:height="2.321cm" svg:x="1.027cm" svg:y="6.402cm">
              <draw:image xlink:href="Pictures/10000201000001B0000001ACD3AE929240CAD7E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2.321cm" svg:height="2.319cm" svg:x="1.726cm" svg:y="6.751cm">
              <draw:image xlink:href="Pictures/100002010000021C0000021B6EE94CBDC285B93B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2.32cm" svg:height="2.32cm" svg:x="2.671cm" svg:y="7.242cm">
              <draw:image xlink:href="Pictures/100002010000018200000183FA0C90EA22554708.png" xlink:type="simple" xlink:show="embed" xlink:actuate="onLoad" loext:mime-type="image/png">
                <text:p/>
              </draw:image>
            </draw:frame>
          </draw:g>
          <draw:custom-shape draw:style-name="gr8" draw:text-style-name="P8" draw:layer="layout" svg:width="1.419cm" svg:height="1.097cm" svg:x="1.991cm" svg:y="4.637cm">
            <text:p/>
            <draw:enhanced-geometry svg:viewBox="0 0 21600 21600" draw:mirror-horizontal="false" draw:mirror-vertical="false" draw:text-areas="?f0 0 ?f2 ?f5" draw:type="down-arrow" draw:modifiers="11811.1723052714 6204.8204623708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" draw:text-style-name="P4" draw:layer="layout" svg:width="1.926cm" svg:height="1.926cm" svg:x="1.737cm" svg:y="2.359cm">
            <draw:image xlink:href="Pictures/1000020100000200000002007C872B7EBAC57D42.png" xlink:type="simple" xlink:show="embed" xlink:actuate="onLoad" loext:mime-type="image/png">
              <text:p/>
            </draw:image>
          </draw:frame>
        </draw:g>
        <draw:g>
          <draw:custom-shape draw:style-name="gr3" draw:text-style-name="P2" draw:layer="layout" svg:width="5cm" svg:height="10cm" svg:x="13.201cm" svg:y="0.2cm">
            <text:p text:style-name="P1"><text:span text:style-name="T1">Data </text:span></text:p>
            <text:p text:style-name="P1"><text:span text:style-name="T1">Augment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3" draw:layer="layout" svg:width="4cm" svg:height="0.8cm" svg:x="13.701cm" svg:y="2.488cm">
            <text:p text:style-name="P12"><text:span text:style-name="T4">Color Shif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5" draw:layer="layout" svg:width="4cm" svg:height="0.8cm" svg:x="13.701cm" svg:y="4.579cm">
            <text:p text:style-name="P14"><text:span text:style-name="T5">Zoom-in/o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8" draw:layer="layout" svg:width="1.419cm" svg:height="0.95cm" svg:x="14.989cm" svg:y="3.465cm">
            <text:p/>
            <draw:enhanced-geometry svg:viewBox="0 0 21600 21600" draw:mirror-horizontal="false" draw:mirror-vertical="false" draw:text-areas="?f0 0 ?f2 ?f5" draw:type="down-arrow" draw:modifiers="11811.1723052714 6204.8204623708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8" draw:layer="layout" svg:width="1.419cm" svg:height="0.95cm" svg:x="14.989cm" svg:y="5.568cm">
            <text:p/>
            <draw:enhanced-geometry svg:viewBox="0 0 21600 21600" draw:mirror-horizontal="false" draw:mirror-vertical="false" draw:text-areas="?f0 0 ?f2 ?f5" draw:type="down-arrow" draw:modifiers="11811.1723052714 6204.8204623708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3" draw:layer="layout" svg:width="4cm" svg:height="0.8cm" svg:x="13.702cm" svg:y="6.689cm">
            <text:p text:style-name="P12"><text:span text:style-name="T4">Horizontal flip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3" draw:layer="layout" svg:width="4cm" svg:height="0.8cm" svg:x="13.702cm" svg:y="8.78cm">
            <text:p text:style-name="P12"><text:span text:style-name="T4">90</text:span><text:span text:style-name="T6">o </text:span><text:span text:style-name="T7">rota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8" draw:layer="layout" svg:width="1.419cm" svg:height="0.95cm" svg:x="14.99cm" svg:y="7.666cm">
            <text:p/>
            <draw:enhanced-geometry svg:viewBox="0 0 21600 21600" draw:mirror-horizontal="false" draw:mirror-vertical="false" draw:text-areas="?f0 0 ?f2 ?f5" draw:type="down-arrow" draw:modifiers="11811.1723052714 6204.82046237088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custom-shape draw:style-name="gr1" draw:text-style-name="P2" draw:layer="layout" svg:width="5cm" svg:height="5cm" svg:x="6.7cm" svg:y="2.7cm">
            <text:p text:style-name="P1"><text:span text:style-name="T1">TensorFlow </text:span></text:p>
            <text:p text:style-name="P1"><text:span text:style-name="T1">Dataset </text:span></text:p>
            <text:p text:style-name="P1"><text:span text:style-name="T1">crea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1.988cm" svg:height="1.988cm" svg:x="8.206cm" svg:y="5.51cm">
            <draw:image xlink:href="Pictures/10000201000002000000020015EF98FC9795832F.png" xlink:type="simple" xlink:show="embed" xlink:actuate="onLoad" loext:mime-type="image/png">
              <text:p/>
            </draw:image>
          </draw:frame>
        </draw:g>
        <draw:custom-shape draw:style-name="gr10" draw:text-style-name="P9" draw:layer="layout" svg:width="1.1cm" svg:height="2.794cm" svg:x="18.401cm" svg:y="3.803cm">
          <text:p/>
          <draw:enhanced-geometry svg:viewBox="0 0 21600 21600" draw:mirror-horizontal="false" draw:mirror-vertical="false" draw:text-areas="0 ?f0 ?f5 ?f2" draw:type="right-arrow" draw:modifiers="10611.1888111888 5386.475849731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.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09:08.269921059</meta:creation-date>
    <dc:date>2021-04-27T22:01:31.542194821</dc:date>
    <meta:editing-duration>PT19M22S</meta:editing-duration>
    <meta:editing-cycles>4</meta:editing-cycles>
    <meta:generator>LibreOffice/6.4.6.2$Linux_X86_64 LibreOffice_project/40$Build-2</meta:generator>
    <meta:document-statistic meta:object-count="41"/>
  </office:meta>
</office:document-meta>
</file>